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italic" style:font-style-asian="italic" style:font-style-complex="italic"/>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2.2</text:p>
      <text:p text:style-name="Standard">Zero. </text:p>
      <text:p text:style-name="Standard"/>
      <text:p text:style-name="Standard">2.3</text:p>
      <text:p text:style-name="Standard">No change is given.</text:p>
      <text:p text:style-name="Standard">Balance is reset after printing.</text:p>
      <text:p text:style-name="Standard">Prints ticket regardless of the money input.</text:p>
      <text:p text:style-name="Standard"/>
      <text:p text:style-name="Standard">2.5</text:p>
      <text:p text:style-name="Standard">The amount of money spent on the ticket changes in the output.</text:p>
      <text:p text:style-name="Standard"/>
      <text:p text:style-name="Standard">2.6</text:p>
      <text:p text:style-name="Standard">public class Student{}</text:p>
      <text:p text:style-name="Standard"/>
      <text:p text:style-name="Standard">public class LabClass{}</text:p>
      <text:p text:style-name="Standard"/>
      <text:p text:style-name="Standard">2.7</text:p>
      <text:p text:style-name="Standard">No, you can not do that. Get the error “&lt;identifier&gt; expected”. This isn't a particularly explanatory error message.</text:p>
      <text:p text:style-name="Standard"/>
      <text:p text:style-name="Standard">2.8</text:p>
      <text:p text:style-name="Standard">It does not matter if you leave off 'public'. </text:p>
      <text:p text:style-name="Standard"/>
      <text:p text:style-name="Standard">2.9</text:p>
      <text:p text:style-name="Standard">Fields:</text:p>
      <text:list xml:id="list2041060716" text:style-name="L1">
        <text:list-item>
          <text:p text:style-name="P3">price</text:p>
        </text:list-item>
        <text:list-item>
          <text:p text:style-name="P3">balance</text:p>
        </text:list-item>
        <text:list-item>
          <text:p text:style-name="P3">total</text:p>
        </text:list-item>
      </text:list>
      <text:p text:style-name="Standard">Constructor:</text:p>
      <text:list xml:id="list748484650" text:style-name="L2">
        <text:list-item>
          <text:p text:style-name="P4">TicketMchine</text:p>
        </text:list-item>
      </text:list>
      <text:p text:style-name="Standard">Methods:</text:p>
      <text:list xml:id="list367116440" text:style-name="L3">
        <text:list-item>
          <text:p text:style-name="P5">getPrice</text:p>
        </text:list-item>
        <text:list-item>
          <text:p text:style-name="P5">getBalance</text:p>
        </text:list-item>
        <text:list-item>
          <text:p text:style-name="P5">insertMoney</text:p>
        </text:list-item>
        <text:list-item>
          <text:p text:style-name="P5">printTicket</text:p>
        </text:list-item>
      </text:list>
      <text:p text:style-name="Standard"/>
      <text:p text:style-name="Standard">2.10</text:p>
      <text:p text:style-name="Standard">Doesn't have a return type, and is given the same name as the class. </text:p>
      <text:p text:style-name="Standard"/>
      <text:p text:style-name="Standard">2.11</text:p>
      <text:p text:style-name="Standard">int, student, server</text:p>
      <text:p text:style-name="Standard"/>
      <text:p text:style-name="Standard">2.12</text:p>
      <text:p text:style-name="Standard">alive, tutor, game</text:p>
      <text:p text:style-name="Standard"/>
      <text:p text:style-name="Standard">2.13</text:p>
      <text:p text:style-name="Standard">No, you can not do that. Get the error “&lt;identifier&gt; expected” and an icon in the image of the class. </text:p>
      <text:p text:style-name="Standard"/>
      <text:p text:style-name="Standard">2.14</text:p>
      <text:p text:style-name="Standard">Yes, it signifies the end of the statement (instruction).</text:p>
      <text:p text:style-name="Standard"/>
      <text:p text:style-name="Standard"/>
      <text:p text:style-name="Standard"><text:soft-page-break/>2.15</text:p>
      <text:p text:style-name="Standard">private int status;</text:p>
      <text:p text:style-name="Standard"/>
      <text:p text:style-name="Standard">2.16</text:p>
      <text:p text:style-name="Standard">Student</text:p>
      <text:p text:style-name="Standard"/>
      <text:p text:style-name="Standard">2.17</text:p>
      <text:p text:style-name="Standard">Two parameters, of type <text:span text:style-name="T1">string </text:span>and <text:span text:style-name="T1">double.</text:span></text:p>
      <text:p text:style-name="P2"/>
      <text:p text:style-name="P1">2.18</text:p>
      <text:p text:style-name="P1">string and double.</text:p>
      <text:p text:style-name="P1"/>
      <text:p text:style-name="P1">2.19</text:p>
      <text:p text:style-name="P1">name = petsName;</text:p>
      <text:p text:style-name="P1"/>
      <text:p text:style-name="P1">2.20</text:p>
      <text:p text:style-name="P1">The local variable with the same name as the field is stopping the field from being accessed, as the method assumes the programmer means to reference the local variable, rather than the field. </text:p>
      <text:p text:style-name="P1"/>
      <text:p text:style-name="P1">2.21</text:p>
      <text:p text:style-name="P1">The field which it returns.</text:p>
      <text:p text:style-name="P1"/>
      <text:p text:style-name="P1">2.22</text:p>
      <text:p text:style-name="P1">What is the balance of the machine?</text:p>
      <text:p text:style-name="P1"/>
      <text:p text:style-name="P1">2.23</text:p>
      <text:p text:style-name="P1">No, because it still returns the correct field. </text:p>
      <text:p text:style-name="P1"/>
      <text:p text:style-name="P1">2.24</text:p>
      <text:p text:style-name="P1">public int getTotal()</text:p>
      <text:p text:style-name="P1">{</text:p>
      <text:p text:style-name="P1"><text:s text:c="5"/>return total;</text:p>
      <text:p text:style-name="P1">}</text:p>
      <text:p text:style-name="P1"/>
      <text:p text:style-name="P1">2.25</text:p>
      <text:p text:style-name="P1">“missing return statement”</text:p>
      <text:p text:style-name="P1"/>
      <text:p text:style-name="P1">2.26</text:p>
      <text:p text:style-name="P1">One returns an integer, and the other returns nothing.</text:p>
      <text:p text:style-name="P1"/>
      <text:p text:style-name="P1">2.27</text:p>
      <text:p text:style-name="P1">They do not have return statements, because they perform a function which is concerned with processing an input, rather than giving an output. </text:p>
      <text:p text:style-name="P1"/>
      <text:p text:style-name="P1">2.29</text:p>
      <text:p text:style-name="P1">It includes a return type.</text:p>
      <text:p text:style-name="P1"/>
      <text:p text:style-name="P1">2.30</text:p>
      <text:p text:style-name="P1">price = ticketCost;<text:tab/></text:p>
      <text:p text:style-name="P1"/>
      <text:p text:style-name="P1"/>
      <text:p text:style-name="P1">2.31</text:p>
      <text:p text:style-name="P1"><text:soft-page-break/>score = score + points;</text:p>
      <text:p text:style-name="P1"/>
      <text:p text:style-name="P1">2.32</text:p>
      <text:p text:style-name="P1">price = price – amount;</text:p>
      <text:p text:style-name="P1"/>
      <text:p text:style-name="P1">2.35</text:p>
      <text:p text:style-name="P1">They show different amounts because they return the variable price, which is input when the object is created.</text:p>
      <text:p text:style-name="P1"/>
      <text:p text:style-name="P1">2.36</text:p>
      <text:p text:style-name="P1">'# price cents.' would be printed.</text:p>
      <text:p text:style-name="P1"/>
      <text:p text:style-name="P1">2.37</text:p>
      <text:p text:style-name="P1">The same as 2.36.</text:p>
      <text:p text:style-name="P1"/>
      <text:p text:style-name="P1">2.38</text:p>
      <text:p text:style-name="P1">No, because they are using string literals, rather than the actual variable.</text:p>
      <text:p text:style-name="P1"/>
      <text:p text:style-name="Standard">2.39</text:p>
      <text:p text:style-name="Standard">Now BlueJ no longer asks for a ticket price.</text:p>
      <text:p text:style-name="Standard"/>
      <text:p text:style-name="Standard">2.40</text:p>
      <text:p text:style-name="Standard">This method is a mutator.</text:p>
      <text:p text:style-name="Standard"/>
      <text:p text:style-name="Standard">2.41</text:p>
      <text:p text:style-name="P1">Yes, it is a mutator.</text:p>
      <text:p text:style-name="P1"/>
      <text:p text:style-name="P1">2.44</text:p>
      <text:p text:style-name="P1">The program also 'accepts' the amount if the user enters zero money.</text:p>
      <text:p text:style-name="P1"/>
      <text:p text:style-name="P1">2.45</text:p>
      <text:p text:style-name="P1">A field containing whether a shape is visible or not is perfectly suited to a boolean variable.</text:p>
      <text:p text:style-name="P1"/>
      <text:p text:style-name="P1">2.46</text:p>
      <text:p text:style-name="P1">The better ticket machine tells the user how much more money they need to input, not just how much.</text:p>
      <text:p text:style-name="P1"/>
      <text:p text:style-name="P1">2.47</text:p>
      <text:p text:style-name="P1">No, because it only executes the command if the balance is greater than or equal to the price. </text:p>
      <text:p text:style-name="P1"/>
      <text:p text:style-name="P1">2.49</text:p>
      <text:p text:style-name="P1">saving = price * discount;</text:p>
      <text:p text:style-name="P1"/>
      <text:p text:style-name="P1">2.50</text:p>
      <text:p text:style-name="P1">mean = total / count;</text:p>
      <text:p text:style-name="P1"/>
      <text:p text:style-name="P1">2.51</text:p>
      <text:p text:style-name="P1">if (price &gt; budget){</text:p>
      <text:p text:style-name="P1">System.out.println(“Too expensive”);</text:p>
      <text:p text:style-name="P1">}</text:p>
      <text:p text:style-name="P1">else {</text:p>
      <text:p text:style-name="P1">System.out.println(“Just right”);</text:p>
      <text:p text:style-name="P1"><text:soft-page-break/>}</text:p>
      <text:p text:style-name="P1"/>
      <text:p text:style-name="P1">2.52</text:p>
      <text:p text:style-name="P1">if (price &gt; budget){</text:p>
      <text:p text:style-name="P1">System.out.println(“Too expensive, budget is only ” + budget + “!”);</text:p>
      <text:p text:style-name="P1">}</text:p>
      <text:p text:style-name="P1">else {</text:p>
      <text:p text:style-name="P1">System.out.println(“Just right”);</text:p>
      <text:p text:style-name="P1">}</text:p>
      <text:p text:style-name="P1"/>
      <text:p text:style-name="P1">2.53</text:p>
      <text:p text:style-name="P1">Because it assigns zero to the attribute balance.</text:p>
      <text:p text:style-name="P1"/>
      <text:p text:style-name="P1">2.54</text:p>
      <text:p text:style-name="P1">“Unreachable statement” - this is because the return statement must be the last statement in a method, as it indicates the end of that method.</text:p>
      <text:p text:style-name="P1"/>
      <text:p text:style-name="P1">2.56</text:p>
      <text:p text:style-name="P1">Both. It is an accessor because it returns the value of a field, and a mutator because it also changes that value. </text:p>
      <text:p text:style-name="P1"/>
      <text:p text:style-name="P1">2.58</text:p>
      <text:p text:style-name="P1">There would need to a method through which the user could choose their ticket, such as <text:span text:style-name="T1">selectTicket</text:span>. This method could take a parameter through which the user can choose a type of ticket, and then have the value of the chosen ticket assigned to <text:span text:style-name="T1">price</text:span>. The only method which would need to be altered, is printTicket, to ensure that a ticket type has been selected. The other methods would not need to be changed, as they would use the new value of price to calculate the amount left to pay, and other relevant values, as normal. However, the constructor would need to be altered so that a ticket price is not input at the creation of the TicketMachine object.</text:p>
      <text:p text:style-name="P1"/>
      <text:p text:style-name="P1">2.59</text:p>
      <text:p text:style-name="P1">Name: getCode</text:p>
      <text:p text:style-name="P1">Return Type: String</text:p>
      <text:p text:style-name="P1"/>
      <text:p text:style-name="P1">2.60</text:p>
      <text:p text:style-name="P1">Method Name: setCredits</text:p>
      <text:p text:style-name="P1">Parameter Name: creditValue</text:p>
      <text:p text:style-name="P1">Parameter Type: integer</text:p>
      <text:p text:style-name="P1"/>
      <text:p text:style-name="P1">2.61</text:p>
      <text:p text:style-name="P1">public class Person{}</text:p>
      <text:p text:style-name="P1"/>
      <text:p text:style-name="P1">2.62</text:p>
      <text:p text:style-name="P1">private String name;</text:p>
      <text:p text:style-name="P1">private int age;</text:p>
      <text:p text:style-name="P1">private String code;</text:p>
      <text:p text:style-name="P1">private int credits;</text:p>
      <text:p text:style-name="P1"/>
      <text:p text:style-name="P1">2.63</text:p>
      <text:p text:style-name="P1">public Module(String moduleCode){</text:p>
      <text:p text:style-name="P1"><text:tab/>code = moduleCode;</text:p>
      <text:p text:style-name="P1">}</text:p>
      <text:p text:style-name="P1"><text:soft-page-break/>2.64</text:p>
      <text:p text:style-name="P1">public Person(String myName, int myAge){</text:p>
      <text:p text:style-name="P1"><text:tab/>name = myName;</text:p>
      <text:p text:style-name="P1"><text:tab/>age = myAge;</text:p>
      <text:p text:style-name="P1">}</text:p>
      <text:p text:style-name="P1"/>
      <text:p text:style-name="P1">2.65</text:p>
      <text:p text:style-name="P1">public <text:span text:style-name="T2">int </text:span><text:span text:style-name="T3">getAge()</text:span></text:p>
      <text:p text:style-name="P1"><text:span text:style-name="T3">{</text:span></text:p>
      <text:p text:style-name="P1"><text:span text:style-name="T3"><text:tab/>return age;</text:span></text:p>
      <text:p text:style-name="P1"><text:span text:style-name="T3">}</text:span></text:p>
      <text:p text:style-name="P1"><text:span text:style-name="T3"/></text:p>
      <text:p text:style-name="P1"><text:span text:style-name="T3">2.66</text:span></text:p>
      <text:p text:style-name="P1"><text:span text:style-name="T3">public string getName()</text:span></text:p>
      <text:p text:style-name="P1"><text:span text:style-name="T3">{</text:span></text:p>
      <text:p text:style-name="P1"><text:span text:style-name="T3"><text:tab/>return name;</text:span></text:p>
      <text:p text:style-name="P1"><text:span text:style-name="T3">}</text:span></text:p>
      <text:p text:style-name="P1"><text:span text:style-name="T3"/></text:p>
      <text:p text:style-name="P1"><text:span text:style-name="T3">2.67</text:span></text:p>
      <text:p text:style-name="P1"><text:span text:style-name="T3">public void setAge(int myAge)</text:span></text:p>
      <text:p text:style-name="P1"><text:span text:style-name="T3">{</text:span></text:p>
      <text:p text:style-name="P1"><text:span text:style-name="T3"><text:tab/>age = myAge;</text:span></text:p>
      <text:p text:style-name="P1"><text:span text:style-name="T3">}</text:span></text:p>
      <text:p text:style-name="P1"><text:span text:style-name="T3"/></text:p>
      <text:p text:style-name="P1"><text:span text:style-name="T3">2.68</text:span></text:p>
      <text:p text:style-name="P1"><text:span text:style-name="T3">public void printDetails()</text:span></text:p>
      <text:p text:style-name="P1"><text:span text:style-name="T3">{</text:span></text:p>
      <text:p text:style-name="P1"><text:span text:style-name="T3"><text:tab/>System.out.println(“The name of this person is “ + name);</text:span></text:p>
      <text:p text:style-name="P1"><text:span text:style-name="T3">}</text:span></text:p>
      <text:p text:style-name="P1"><text:span text:style-name="T3"/></text:p>
      <text:p text:style-name="P1"><text:span text:style-name="T3">2.69</text:span></text:p>
      <text:p text:style-name="P1"><text:span text:style-name="T3">Name: Benjamin Jonson</text:span></text:p>
      <text:p text:style-name="P1"><text:span text:style-name="T3">ID: 738321</text:span></text:p>
      <text:p text:style-name="P1"><text:span text:style-name="T3">Credits: 0</text:span></text:p>
      <text:p text:style-name="P1"><text:span text:style-name="T3"/></text:p>
      <text:p text:style-name="P1"><text:span text:style-name="T3">2.70</text:span></text:p>
      <text:p text:style-name="P1"><text:span text:style-name="T3">Benj557</text:span></text:p>
      <text:p text:style-name="P1"><text:span text:style-name="T3"/></text:p>
      <text:p text:style-name="P1"><text:span text:style-name="T3">2.71</text:span></text:p>
      <text:p text:style-name="P1"><text:span text:style-name="T3">An error, because the name is shorter than the nominated number of characters getLoginName() retur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8-13T14:29:01</meta:creation-date>
    <dc:date>2010-08-14T21:10:10</dc:date>
    <meta:editing-duration>PT05H41M12S</meta:editing-duration>
    <meta:editing-cycles>78</meta:editing-cycles>
    <meta:generator>OpenOffice.org/3.2$Unix OpenOffice.org_project/320m18$Build-9502</meta:generator>
    <meta:document-statistic meta:table-count="0" meta:image-count="0" meta:object-count="0" meta:page-count="5" meta:paragraph-count="173" meta:word-count="775" meta:character-count="4333"/>
  </office:meta>
</office:document-meta>
</file>